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b85d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0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1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2" style:family="paragraph" style:parent-style-name="Table_20_Contents">
      <style:text-properties fo:language="cs" fo:country="CZ" officeooo:paragraph-rsid="0006b85d" style:language-complex="ar" style:country-complex="SA"/>
    </style:style>
    <style:style style:name="P13" style:family="paragraph" style:parent-style-name="Table_20_Contents">
      <style:text-properties fo:language="cs" fo:country="CZ" officeooo:rsid="000953c9" officeooo:paragraph-rsid="000953c9" style:language-complex="ar" style:country-complex="SA"/>
    </style:style>
    <style:style style:name="P14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09db29" style:language-complex="ar" style:country-complex="SA"/>
    </style:style>
    <style:style style:name="P15" style:family="paragraph" style:parent-style-name="Table_20_Contents">
      <style:text-properties fo:language="cs" fo:country="CZ" officeooo:rsid="000ad4c6" officeooo:paragraph-rsid="000ad4c6" style:language-complex="ar" style:country-complex="SA"/>
    </style:style>
    <style:style style:name="P16" style:family="paragraph" style:parent-style-name="Table_20_Contents">
      <style:text-properties fo:font-size="11pt" fo:language="cs" fo:country="CZ" style:font-size-asian="11pt" style:font-size-complex="11pt" style:language-complex="ar" style:country-complex="SA"/>
    </style:style>
    <style:style style:name="P17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b85d" officeooo:paragraph-rsid="0006b85d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6b85d"/>
    </style:style>
    <style:style style:name="T9" style:family="text">
      <style:text-properties fo:language="en" fo:country="US" officeooo:rsid="000953c9"/>
    </style:style>
    <style:style style:name="T10" style:family="text">
      <style:text-properties fo:language="en" fo:country="US" officeooo:rsid="000c7e86"/>
    </style:style>
    <style:style style:name="T11" style:family="text">
      <style:text-properties fo:color="#000000" fo:font-size="13pt" style:font-size-asian="13pt" style:font-size-complex="13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09db29"/>
    </style:style>
    <style:style style:name="T15" style:family="text">
      <style:text-properties officeooo:rsid="000ad4c6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3">RP #3907</text:span></text:p>
      <text:p text:style-name="P17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15">Republikové předsednictvo</text:span></text:p>
            <text:p text:style-name="P9">zastoupena: <text:span text:style-name="T6">Mgr. et Mgr. Jakubem Michálkem</text:span>, <text:span text:style-name="T15">místopředsedou</text:span></text:p>
            <text:p text:style-name="P9">e-mail: <text:span text:style-name="T6">jakub.michalek</text:span><text:span text:style-name="T8">@pirati.cz</text:span></text:p>
            <text:p text:style-name="P8">kontakt: <text:span text:style-name="T14">Ivan Bartoš, </text:span>e-mail: <text:span text:style-name="T14">ivan.bartos</text:span><text:span text:style-name="T9">@pirati.cz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14">Mikuláš Ferjenčík</text:span></text:p>
            <text:p text:style-name="P14"><text:span text:style-name="T12">■ </text:span>není podnikatel, ročník: <text:span text:style-name="T14">1987</text:span> město bydliště: <text:span text:style-name="T14">Praha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Zadané úkoly</text:span>:</text:p>
          </table:table-cell>
          <table:table-cell table:style-name="Tabulka1.A1" office:value-type="string">
            <text:p text:style-name="P13">Vedoucí <text:span text:style-name="T14">mediálního odboru</text:span></text:p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1">Odhad: <text:span text:style-name="T15">40h </text:span>(slovy: <text:span text:style-name="T5">čtyřicet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6"><text:span text:style-name="T11">■</text:span><text:span text:style-name="T8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0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5"><text:span text:style-name="T10">1</text:span><text:span text:style-name="T7">500 Kč + 100Kč/hod</text:span></text:p>
            <text:p text:style-name="P7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2"><text:span text:style-name="T11">■</text:span> <text:span text:style-name="T13">na dobu neurčitou</text:span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<text:span text:style-name="T14">Praze</text:span> dne …............................</text:p>
      <text:p text:style-name="P5">Za zadavatele: <text:s/><text:tab/><text:tab/><text:tab/>Za dodavatele: </text:p>
      <text:p text:style-name="P19">Mgr. et Mgr. Jakub Michálek<text:tab/><text:tab/>Mikuláš Ferjenčík</text:p>
      <text:p text:style-name="P6">3. místopředseda strany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7</meta:editing-cycles>
    <meta:print-date>2016-06-14T18:51:00</meta:print-date>
    <meta:creation-date>2016-10-19T16:22:00</meta:creation-date>
    <dc:date>2016-10-31T16:27:07.634241358</dc:date>
    <dc:language>cs-CZ</dc:language>
    <meta:editing-duration>PT11M22S</meta:editing-duration>
    <meta:generator>LibreOffice/5.0.6.2$Linux_X86_64 LibreOffice_project/00$Build-2</meta:generator>
    <meta:document-statistic meta:table-count="1" meta:image-count="1" meta:object-count="0" meta:page-count="1" meta:paragraph-count="32" meta:word-count="169" meta:character-count="1328" meta:non-whitespace-character-count="1178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